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2pt" fo:language="es" fo:country="ES" style:text-underline-style="none" fo:font-weight="bold" officeooo:paragraph-rsid="001007e2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007e2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1e977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07e2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e977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1007e2"/>
    </style:style>
    <style:style style:name="P7" style:family="paragraph" style:parent-style-name="Text_20_body">
      <style:text-properties style:font-name="FreeSans" style:text-underline-style="none"/>
    </style:style>
    <style:style style:name="P8" style:family="paragraph" style:parent-style-name="Standard" style:master-page-name="Standard">
      <style:paragraph-properties style:page-number="auto"/>
      <style:text-properties style:font-name="FreeSans" fo:font-size="16pt" fo:language="es" fo:country="ES" style:text-underline-style="none" fo:font-weight="bold" officeooo:paragraph-rsid="001007e2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4pt" fo:language="es" fo:country="ES" style:text-underline-style="none" fo:font-weight="bold" officeooo:rsid="0011e977" officeooo:paragraph-rsid="0011e97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4pt" fo:language="es" fo:country="ES" style:text-underline-style="none" fo:font-weight="bold" officeooo:rsid="001007e2" officeooo:paragraph-rsid="001007e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rsid="0011e977" officeooo:paragraph-rsid="0011e977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rsid="001007e2" officeooo:paragraph-rsid="0011e977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rsid="001007e2" officeooo:paragraph-rsid="001007e2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fo:font-weight="bold" officeooo:rsid="001007e2" officeooo:paragraph-rsid="0011e9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fo:font-weight="bold" officeooo:rsid="001007e2" officeooo:paragraph-rsid="001007e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007e2" officeooo:paragraph-rsid="0011e977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155cc" style:text-line-through-style="none" style:font-name="FreeSans" fo:font-size="11.25pt" fo:language="es" fo:country="ES" fo:font-style="normal" style:text-underline-style="none" fo:font-weight="normal" officeooo:rsid="001007e2" officeooo:paragraph-rsid="001007e2" style:text-blinking="false" fo:background-color="transparent" style:font-size-asian="12pt" style:font-size-complex="12pt"/>
    </style:style>
    <style:style style:name="T1" style:family="text">
      <style:text-properties officeooo:rsid="001007e2"/>
    </style:style>
    <style:style style:name="T2" style:family="text">
      <style:text-properties fo:font-variant="normal" fo:text-transform="none" fo:color="#1155cc" style:text-line-through-style="none" fo:font-style="normal" fo:font-weight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style:font-name="FreeSans" fo:font-size="11.25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000000" style:text-line-through-style="none" fo:font-style="normal" fo:font-weight="normal" officeooo:rsid="001007e2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FreeSans" fo:font-size="12pt" fo:font-style="normal" style:text-underline-style="solid" style:text-underline-width="auto" style:text-underline-color="font-color" fo:font-weight="normal" officeooo:rsid="001007e2" style:text-blinking="false" fo:background-color="transparent" style:font-size-asian="12pt" style:font-size-complex="12pt"/>
    </style:style>
    <style:style style:name="T9" style:family="text">
      <style:text-properties style:font-name="FreeSans" fo:font-size="12pt" fo:language="es" fo:country="ES" style:text-underline-style="none" officeooo:rsid="0011e977" style:font-size-asian="12pt" style:font-size-complex="12pt"/>
    </style:style>
    <style:style style:name="T10" style:family="text">
      <style:text-properties style:font-name="FreeSans" fo:font-size="12pt" officeooo:rsid="0011e977" style:font-size-asian="12pt" style:font-size-complex="12pt"/>
    </style:style>
    <style:style style:name="T11" style:family="text">
      <style:text-properties style:font-name="FreeSans" officeooo:rsid="0011e9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TRIBUCIONES</text:span>:</text:p>
      <text:p text:style-name="P1"/>
      <text:p text:style-name="P2"/>
      <text:p text:style-name="P9">Sprites:</text:p>
      <text:p text:style-name="P11"/>
      <text:p text:style-name="P14">CC0:</text:p>
      <text:p text:style-name="P5"><text:a xlink:type="simple" xlink:href="http://opengameart.org/content/top-down-walking"><text:span text:style-name="T9"/></text:a></text:p>
      <text:p text:style-name="P5"><text:a xlink:type="simple" xlink:href="http://opengameart.org/content/top-down-walking">http://opengameart.org/content/top-down-walking</text:a><text:span text:style-name="T9"> by </text:span><text:a xlink:type="simple" xlink:href="http://opengameart.org/users/mwhatsup"><text:span text:style-name="T11">mwhatsup</text:span></text:a><text:span text:style-name="T9"> on http://opengameart.org</text:span></text:p>
      <text:p text:style-name="P2"/>
      <text:p text:style-name="P14">Creative Commons by Attribution 3.0 <text:s/>Unported:</text:p>
      <text:p text:style-name="P3"><text:a xlink:type="simple" xlink:href="http://creativecommons.org/licenses/by/3.0/"><text:span text:style-name="T1">http://creativecommons.org/licenses/by/3.0/</text:span></text:a></text:p>
      <text:p text:style-name="P12"/>
      <text:p text:style-name="P5"><text:a xlink:type="simple" xlink:href="http://opengameart.org/content/top-down-runner">http://opengameart.org/content/top-down-runner</text:a><text:span text:style-name="T9"> – by </text:span><text:a xlink:type="simple" xlink:href="http://opengameart.org/users/tokka"><text:span text:style-name="T10">tokka</text:span></text:a><text:span text:style-name="T7"> on freesound.org</text:span></text:p>
      <text:p text:style-name="P16"/>
      <text:p text:style-name="P3"/>
      <text:p text:style-name="P10">Sonidos y música:</text:p>
      <text:p text:style-name="P2"/>
      <text:p text:style-name="P15">CC0:</text:p>
      <text:p text:style-name="P2"><text:a xlink:type="simple" xlink:href="http://creativecommons.org/publicdomain/zero/1.0/"><text:span text:style-name="T1">http://creativecommons.org/publicdomain/zero/1.0/</text:span></text:a></text:p>
      <text:p text:style-name="P13"/>
      <text:p text:style-name="P13"/>
      <text:p text:style-name="P2"><text:bookmark text:name="docs-internal-guid-3e83b3d2-2034-5930-b9e8-53de6734bbb4"/><text:a xlink:type="simple" xlink:href="https://www.freesound.org/people/nanity05/sounds/193759/-"><text:span text:style-name="T2">https://www.freesound.org/people/nanity05/sounds/193759/</text:span></text:a><text:span text:style-name="T6"> - by <text:s/></text:span><text:a xlink:type="simple" xlink:href="https://www.freesound.org/people/nanity05/">nanity05</text:a><text:span text:style-name="T6"> on freesound.org</text:span></text:p>
      <text:p text:style-name="P2"/>
      <text:p text:style-name="P2"/>
      <text:p text:style-name="P15">Creative Commons by Attribution 3.0 <text:s/>Unported:</text:p>
      <text:p text:style-name="P2"><text:a xlink:type="simple" xlink:href="http://creativecommons.org/licenses/by/3.0/"><text:span text:style-name="T1">http://creativecommons.org/licenses/by/3.0/</text:span></text:a></text:p>
      <text:p text:style-name="P13"/>
      <text:p text:style-name="P13"/>
      <text:p text:style-name="P4"><text:bookmark text:name="docs-internal-guid-3e83b3d2-2034-8a90-d347-ec7924eaf5a1"/><text:a xlink:type="simple" xlink:href="https://www.freesound.org/people/steveygos93/sounds/91572/">https://www.freesound.org/people/steveygos93/sounds/91572/</text:a><text:span text:style-name="T4"> </text:span><text:span text:style-name="T5"><text:s/></text:span><text:span text:style-name="T7">- by <text:s/></text:span><text:a xlink:type="simple" xlink:href="https://www.freesound.org/people/steveygos93/"><text:span text:style-name="T8">steveygos93</text:span></text:a><text:span text:style-name="T7"> on freesound.org</text:span></text:p>
      <text:p text:style-name="P2"/>
      <text:p text:style-name="P6"><text:bookmark text:name="docs-internal-guid-3e83b3d2-2034-b46a-d2f5-870f51254337"/><text:a xlink:type="simple" xlink:href="https://www.freesound.org/people/grunz/sounds/104695/">https://www.freesound.org/people/grunz/sounds/104695/</text:a><text:span text:style-name="T4"> <text:s text:c="2"/></text:span><text:span text:style-name="T7">- by <text:s/></text:span><text:a xlink:type="simple" xlink:href="https://www.freesound.org/people/grunz/">grunz</text:a><text:span text:style-name="T5"> </text:span><text:span text:style-name="T7">on freesound.org</text:span><text:span text:style-name="T5"> </text:span></text:p>
      <text:p text:style-name="P17"/>
      <text:p text:style-name="P15"/>
      <text:p text:style-name="P15">Creative Commons by Attribution-ShareAlike 3.0 Unported:</text:p>
      <text:p text:style-name="P4"><text:a xlink:type="simple" xlink:href="http://creativecommons.org/licenses/by/3.0/"><text:span text:style-name="T3">http://creativecommons.org/licenses/by-sa/3.0/</text:span></text:a></text:p>
      <text:p text:style-name="P7"/>
      <text:p text:style-name="P6"><text:a xlink:type="simple" xlink:href="http://www.jamendo.com/en/track/876742/reflect-"><text:span text:style-name="T4">http://www.jamendo.com/en/track/876742/reflect</text:span></text:a><text:span text:style-name="T7"> - by <text:s/></text:span><text:a xlink:type="simple" xlink:href="https://www.freesound.org/people/grunz/">grunz</text:a><text:span text:style-name="T5"> </text:span><text:span text:style-name="T7">on freesound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</meta:initial-creator>
    <meta:creation-date>2014-05-21T21:12:11.535657011</meta:creation-date>
    <dc:date>2014-05-22T18:44:44.536470997</dc:date>
    <dc:creator>local </dc:creator>
    <meta:editing-duration>PT9M30S</meta:editing-duration>
    <meta:editing-cycles>2</meta:editing-cycles>
    <meta:generator>LibreOffice/4.1.0.0.beta2$Linux_X86_64 LibreOffice_project/410$Build-0</meta:generator>
    <meta:document-statistic meta:table-count="0" meta:image-count="0" meta:object-count="0" meta:page-count="1" meta:paragraph-count="18" meta:word-count="63" meta:character-count="876" meta:non-whitespace-character-count="820"/>
  </office:meta>
</office:document-meta>
</file>